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SV</text:p>
          </table:table-cell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CV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_NODE_ID_L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FAULT_NODE_ID_H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WenQuanYi Zen 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5:31:29.493289085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9T15:30:10.664370736</meta:creation-date>
    <meta:generator>LibreOffice/7.0.5.2$Linux_X86_64 LibreOffice_project/00$Build-2</meta:generator>
    <dc:date>2021-04-29T15:42:07.675616197</dc:date>
    <meta:editing-duration>PT27S</meta:editing-duration>
    <meta:editing-cycles>1</meta:editing-cycles>
    <meta:document-statistic meta:table-count="1" meta:cell-count="9" meta:object-count="0"/>
  </office:meta>
</office:document-meta>
</file>